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1.15" calcext:value-type="float">
            <text:p>1.15</text:p>
          </table:table-cell>
          <table:table-cell table:formula="of:=[.A4]/[.A3]" office:value-type="float" office:value="172.265625" calcext:value-type="float">
            <text:p>172.265625</text:p>
          </table:table-cell>
          <table:table-cell table:formula="of:=[.A4]/[.A3]" office:value-type="float" office:value="172.265625" calcext:value-type="float">
            <text:p>172.265625</text:p>
          </table:table-cell>
          <table:table-cell table:formula="of:=[.B1]" office:value-type="float" office:value="172.265625" calcext:value-type="float">
            <text:p>172.265625</text:p>
          </table:table-cell>
          <table:table-cell/>
          <table:table-cell table:formula="of:=44100/[.C1]" office:value-type="float" office:value="256" calcext:value-type="float">
            <text:p>256</text:p>
          </table:table-cell>
          <table:table-cell table:formula="of:=[.D1]/[.C1]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table:formula="of:=ROUND([.F1]/4)*4" office:value-type="float" office:value="256" calcext:value-type="float">
            <text:p>256</text:p>
          </table:table-cell>
          <table:table-cell table:formula="of:=[.G1]/[.F1]*[.I1]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[.B1]*[.$A$1]" office:value-type="float" office:value="198.10546875" calcext:value-type="float">
            <text:p>198.10546875</text:p>
          </table:table-cell>
          <table:table-cell table:formula="of:=[.C1]*[.$A$2]" office:value-type="float" office:value="198.10546875" calcext:value-type="float">
            <text:p>198.10546875</text:p>
          </table:table-cell>
          <table:table-cell table:formula="of:=[.D1]+[.B1]" office:value-type="float" office:value="344.53125" calcext:value-type="float">
            <text:p>344.53125</text:p>
          </table:table-cell>
          <table:table-cell/>
          <table:table-cell table:formula="of:=44100/[.C2]" office:value-type="float" office:value="222.608695652174" calcext:value-type="float">
            <text:p>222.608695652174</text:p>
          </table:table-cell>
          <table:table-cell table:formula="of:=[.D2]/[.C2]" office:value-type="float" office:value="1.73913043478261" calcext:value-type="float">
            <text:p>1.73913043478261</text:p>
          </table:table-cell>
          <table:table-cell table:formula="of:=2" office:value-type="float" office:value="2" calcext:value-type="float">
            <text:p>2</text:p>
          </table:table-cell>
          <table:table-cell table:formula="of:=ROUND([.F2]/4)*4" office:value-type="float" office:value="224" calcext:value-type="float">
            <text:p>224</text:p>
          </table:table-cell>
          <table:table-cell table:formula="of:=[.G2]/[.F2]*[.I2]" office:value-type="float" office:value="1.75" calcext:value-type="float">
            <text:p>1.75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]*[.$A$1]" office:value-type="float" office:value="227.8212890625" calcext:value-type="float">
            <text:p>227.8212890625</text:p>
          </table:table-cell>
          <table:table-cell table:formula="of:=[.C2]*[.$A$2]" office:value-type="float" office:value="227.8212890625" calcext:value-type="float">
            <text:p>227.8212890625</text:p>
          </table:table-cell>
          <table:table-cell table:formula="of:=[.D2]+[.B2]" office:value-type="float" office:value="542.63671875" calcext:value-type="float">
            <text:p>542.63671875</text:p>
          </table:table-cell>
          <table:table-cell/>
          <table:table-cell table:formula="of:=44100/[.C3]" office:value-type="float" office:value="193.572778827977" calcext:value-type="float">
            <text:p>193.572778827977</text:p>
          </table:table-cell>
          <table:table-cell table:formula="of:=[.D3]/[.C3]" office:value-type="float" office:value="2.38185255198488" calcext:value-type="float">
            <text:p>2.38185255198488</text:p>
          </table:table-cell>
          <table:table-cell table:formula="of:=2" office:value-type="float" office:value="2" calcext:value-type="float">
            <text:p>2</text:p>
          </table:table-cell>
          <table:table-cell table:formula="of:=ROUND([.F3]/4)*4" office:value-type="float" office:value="192" calcext:value-type="float">
            <text:p>192</text:p>
          </table:table-cell>
          <table:table-cell table:formula="of:=[.G3]/[.F3]*[.I3]" office:value-type="float" office:value="2.3625" calcext:value-type="float">
            <text:p>2.3625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100" calcext:value-type="float">
            <text:p>44100</text:p>
          </table:table-cell>
          <table:table-cell table:formula="of:=[.B3]*[.$A$1]" office:value-type="float" office:value="261.994482421875" calcext:value-type="float">
            <text:p>261.994482421875</text:p>
          </table:table-cell>
          <table:table-cell table:formula="of:=[.C3]*[.$A$2]" office:value-type="float" office:value="261.994482421875" calcext:value-type="float">
            <text:p>261.994482421875</text:p>
          </table:table-cell>
          <table:table-cell table:formula="of:=[.D3]+[.B3]" office:value-type="float" office:value="770.4580078125" calcext:value-type="float">
            <text:p>770.4580078125</text:p>
          </table:table-cell>
          <table:table-cell/>
          <table:table-cell table:formula="of:=44100/[.C4]" office:value-type="float" office:value="168.324155502589" calcext:value-type="float">
            <text:p>168.324155502589</text:p>
          </table:table-cell>
          <table:table-cell table:formula="of:=[.D4]/[.C4]" office:value-type="float" office:value="2.94074134955207" calcext:value-type="float">
            <text:p>2.94074134955207</text:p>
          </table:table-cell>
          <table:table-cell table:formula="of:=2" office:value-type="float" office:value="2" calcext:value-type="float">
            <text:p>2</text:p>
          </table:table-cell>
          <table:table-cell table:formula="of:=ROUND([.F4]/4)*4" office:value-type="float" office:value="168" calcext:value-type="float">
            <text:p>168</text:p>
          </table:table-cell>
          <table:table-cell table:formula="of:=[.G4]/[.F4]*[.I4]" office:value-type="float" office:value="2.935078125" calcext:value-type="float">
            <text:p>2.935078125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4]*[.$A$1]" office:value-type="float" office:value="301.293654785156" calcext:value-type="float">
            <text:p>301.293654785156</text:p>
          </table:table-cell>
          <table:table-cell table:formula="of:=[.C4]*[.$A$2]" office:value-type="float" office:value="301.293654785156" calcext:value-type="float">
            <text:p>301.293654785156</text:p>
          </table:table-cell>
          <table:table-cell table:formula="of:=[.D4]+[.B4]" office:value-type="float" office:value="1032.45249023437" calcext:value-type="float">
            <text:p>1032.45249023437</text:p>
          </table:table-cell>
          <table:table-cell/>
          <table:table-cell table:formula="of:=44100/[.C5]" office:value-type="float" office:value="146.368830871817" calcext:value-type="float">
            <text:p>146.368830871817</text:p>
          </table:table-cell>
          <table:table-cell table:formula="of:=[.D5]/[.C5]" office:value-type="float" office:value="3.42673160830615" calcext:value-type="float">
            <text:p>3.42673160830615</text:p>
          </table:table-cell>
          <table:table-cell table:formula="of:=2" office:value-type="float" office:value="2" calcext:value-type="float">
            <text:p>2</text:p>
          </table:table-cell>
          <table:table-cell table:formula="of:=ROUND([.F5]/4)*4" office:value-type="float" office:value="148" calcext:value-type="float">
            <text:p>148</text:p>
          </table:table-cell>
          <table:table-cell table:formula="of:=[.G5]/[.F5]*[.I5]" office:value-type="float" office:value="3.464919921875" calcext:value-type="float">
            <text:p>3.464919921875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5]*[.$A$1]" office:value-type="float" office:value="346.48770300293" calcext:value-type="float">
            <text:p>346.48770300293</text:p>
          </table:table-cell>
          <table:table-cell table:formula="of:=[.C5]*[.$A$2]" office:value-type="float" office:value="346.48770300293" calcext:value-type="float">
            <text:p>346.48770300293</text:p>
          </table:table-cell>
          <table:table-cell table:formula="of:=[.D5]+[.B5]" office:value-type="float" office:value="1333.74614501953" calcext:value-type="float">
            <text:p>1333.74614501953</text:p>
          </table:table-cell>
          <table:table-cell/>
          <table:table-cell table:formula="of:=44100/[.C6]" office:value-type="float" office:value="127.277244236362" calcext:value-type="float">
            <text:p>127.277244236362</text:p>
          </table:table-cell>
          <table:table-cell table:formula="of:=[.D6]/[.C6]" office:value-type="float" office:value="3.84933183330969" calcext:value-type="float">
            <text:p>3.84933183330969</text:p>
          </table:table-cell>
          <table:table-cell table:formula="of:=2" office:value-type="float" office:value="2" calcext:value-type="float">
            <text:p>2</text:p>
          </table:table-cell>
          <table:table-cell table:formula="of:=ROUND([.F6]/4)*4" office:value-type="float" office:value="128" calcext:value-type="float">
            <text:p>128</text:p>
          </table:table-cell>
          <table:table-cell table:formula="of:=[.G6]/[.F6]*[.I6]" office:value-type="float" office:value="3.871190625" calcext:value-type="float">
            <text:p>3.871190625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6]*[.$A$1]" office:value-type="float" office:value="398.460858453369" calcext:value-type="float">
            <text:p>398.460858453369</text:p>
          </table:table-cell>
          <table:table-cell table:formula="of:=[.C6]*[.$A$2]" office:value-type="float" office:value="398.460858453369" calcext:value-type="float">
            <text:p>398.460858453369</text:p>
          </table:table-cell>
          <table:table-cell table:formula="of:=[.D6]+[.B6]" office:value-type="float" office:value="1680.23384802246" calcext:value-type="float">
            <text:p>1680.23384802246</text:p>
          </table:table-cell>
          <table:table-cell/>
          <table:table-cell table:formula="of:=44100/[.C7]" office:value-type="float" office:value="110.675864553358" calcext:value-type="float">
            <text:p>110.675864553358</text:p>
          </table:table-cell>
          <table:table-cell table:formula="of:=[.D7]/[.C7]" office:value-type="float" office:value="4.21681028983452" calcext:value-type="float">
            <text:p>4.21681028983452</text:p>
          </table:table-cell>
          <table:table-cell table:formula="of:=2" office:value-type="float" office:value="2" calcext:value-type="float">
            <text:p>2</text:p>
          </table:table-cell>
          <table:table-cell table:formula="of:=ROUND([.F7]/4)*4" office:value-type="float" office:value="112" calcext:value-type="float">
            <text:p>112</text:p>
          </table:table-cell>
          <table:table-cell table:formula="of:=[.G7]/[.F7]*[.I7]" office:value-type="float" office:value="4.26726056640625" calcext:value-type="float">
            <text:p>4.26726056640625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7]*[.$A$1]" office:value-type="float" office:value="458.229987221374" calcext:value-type="float">
            <text:p>458.229987221374</text:p>
          </table:table-cell>
          <table:table-cell table:formula="of:=[.C7]*[.$A$2]" office:value-type="float" office:value="458.229987221374" calcext:value-type="float">
            <text:p>458.229987221374</text:p>
          </table:table-cell>
          <table:table-cell table:formula="of:=[.D7]+[.B7]" office:value-type="float" office:value="2078.69470647583" calcext:value-type="float">
            <text:p>2078.69470647583</text:p>
          </table:table-cell>
          <table:table-cell/>
          <table:table-cell table:formula="of:=44100/[.C8]" office:value-type="float" office:value="96.2398822203117" calcext:value-type="float">
            <text:p>96.2398822203117</text:p>
          </table:table-cell>
          <table:table-cell table:formula="of:=[.D8]/[.C8]" office:value-type="float" office:value="4.53635677376914" calcext:value-type="float">
            <text:p>4.53635677376914</text:p>
          </table:table-cell>
          <table:table-cell table:formula="of:=2" office:value-type="float" office:value="2" calcext:value-type="float">
            <text:p>2</text:p>
          </table:table-cell>
          <table:table-cell table:formula="of:=ROUND([.F8]/4)*4" office:value-type="float" office:value="96" calcext:value-type="float">
            <text:p>96</text:p>
          </table:table-cell>
          <table:table-cell table:formula="of:=[.G8]/[.F8]*[.I8]" office:value-type="float" office:value="4.52504970117187" calcext:value-type="float">
            <text:p>4.52504970117187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8]*[.$A$1]" office:value-type="float" office:value="526.96448530458" calcext:value-type="float">
            <text:p>526.96448530458</text:p>
          </table:table-cell>
          <table:table-cell table:formula="of:=[.C8]*[.$A$2]" office:value-type="float" office:value="526.96448530458" calcext:value-type="float">
            <text:p>526.96448530458</text:p>
          </table:table-cell>
          <table:table-cell table:formula="of:=[.D8]+[.B8]" office:value-type="float" office:value="2536.9246936972" calcext:value-type="float">
            <text:p>2536.9246936972</text:p>
          </table:table-cell>
          <table:table-cell/>
          <table:table-cell table:formula="of:=44100/[.C9]" office:value-type="float" office:value="83.6868541046189" calcext:value-type="float">
            <text:p>83.6868541046189</text:p>
          </table:table-cell>
          <table:table-cell table:formula="of:=[.D9]/[.C9]" office:value-type="float" office:value="4.81422328153839" calcext:value-type="float">
            <text:p>4.81422328153839</text:p>
          </table:table-cell>
          <table:table-cell table:formula="of:=2" office:value-type="float" office:value="2" calcext:value-type="float">
            <text:p>2</text:p>
          </table:table-cell>
          <table:table-cell table:formula="of:=ROUND([.F9]/4)*4" office:value-type="float" office:value="84" calcext:value-type="float">
            <text:p>84</text:p>
          </table:table-cell>
          <table:table-cell table:formula="of:=[.G9]/[.F9]*[.I9]" office:value-type="float" office:value="4.8322375118042" calcext:value-type="float">
            <text:p>4.8322375118042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9]*[.$A$1]" office:value-type="float" office:value="606.009158100267" calcext:value-type="float">
            <text:p>606.009158100267</text:p>
          </table:table-cell>
          <table:table-cell table:formula="of:=[.C9]*[.$A$2]" office:value-type="float" office:value="606.009158100267" calcext:value-type="float">
            <text:p>606.009158100267</text:p>
          </table:table-cell>
          <table:table-cell table:formula="of:=[.D9]+[.B9]" office:value-type="float" office:value="3063.88917900178" calcext:value-type="float">
            <text:p>3063.88917900178</text:p>
          </table:table-cell>
          <table:table-cell/>
          <table:table-cell table:formula="of:=44100/[.C10]" office:value-type="float" office:value="72.7711774822773" calcext:value-type="float">
            <text:p>72.7711774822773</text:p>
          </table:table-cell>
          <table:table-cell table:formula="of:=[.D10]/[.C10]" office:value-type="float" office:value="5.05584633177251" calcext:value-type="float">
            <text:p>5.05584633177251</text:p>
          </table:table-cell>
          <table:table-cell table:formula="of:=2" office:value-type="float" office:value="2" calcext:value-type="float">
            <text:p>2</text:p>
          </table:table-cell>
          <table:table-cell table:formula="of:=ROUND([.F10]/4)*4" office:value-type="float" office:value="72" calcext:value-type="float">
            <text:p>72</text:p>
          </table:table-cell>
          <table:table-cell table:formula="of:=[.G10]/[.F10]*[.I10]" office:value-type="float" office:value="5.00226804734985" calcext:value-type="float">
            <text:p>5.00226804734985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0]*[.$A$1]" office:value-type="float" office:value="696.910531815307" calcext:value-type="float">
            <text:p>696.910531815307</text:p>
          </table:table-cell>
          <table:table-cell table:formula="of:=[.C10]*[.$A$2]" office:value-type="float" office:value="696.910531815307" calcext:value-type="float">
            <text:p>696.910531815307</text:p>
          </table:table-cell>
          <table:table-cell table:formula="of:=[.D10]+[.B10]" office:value-type="float" office:value="3669.89833710205" calcext:value-type="float">
            <text:p>3669.89833710205</text:p>
          </table:table-cell>
          <table:table-cell/>
          <table:table-cell table:formula="of:=44100/[.C11]" office:value-type="float" office:value="63.2792847671977" calcext:value-type="float">
            <text:p>63.2792847671977</text:p>
          </table:table-cell>
          <table:table-cell table:formula="of:=[.D11]/[.C11]" office:value-type="float" office:value="5.2659533319761" calcext:value-type="float">
            <text:p>5.2659533319761</text:p>
          </table:table-cell>
          <table:table-cell table:formula="of:=2" office:value-type="float" office:value="2" calcext:value-type="float">
            <text:p>2</text:p>
          </table:table-cell>
          <table:table-cell table:formula="of:=ROUND([.F11]/4)*4" office:value-type="float" office:value="64" calcext:value-type="float">
            <text:p>64</text:p>
          </table:table-cell>
          <table:table-cell table:formula="of:=[.G11]/[.F11]*[.I11]" office:value-type="float" office:value="5.32592955951318" calcext:value-type="float">
            <text:p>5.32592955951318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1]*[.$A$1]" office:value-type="float" office:value="801.447111587603" calcext:value-type="float">
            <text:p>801.447111587603</text:p>
          </table:table-cell>
          <table:table-cell table:formula="of:=[.C11]*[.$A$2]" office:value-type="float" office:value="801.447111587603" calcext:value-type="float">
            <text:p>801.447111587603</text:p>
          </table:table-cell>
          <table:table-cell table:formula="of:=[.D11]+[.B11]" office:value-type="float" office:value="4366.80886891736" calcext:value-type="float">
            <text:p>4366.80886891736</text:p>
          </table:table-cell>
          <table:table-cell/>
          <table:table-cell table:formula="of:=44100/[.C12]" office:value-type="float" office:value="55.0254650149545" calcext:value-type="float">
            <text:p>55.0254650149545</text:p>
          </table:table-cell>
          <table:table-cell table:formula="of:=[.D12]/[.C12]" office:value-type="float" office:value="5.44865507128356" calcext:value-type="float">
            <text:p>5.44865507128356</text:p>
          </table:table-cell>
          <table:table-cell table:formula="of:=2" office:value-type="float" office:value="2" calcext:value-type="float">
            <text:p>2</text:p>
          </table:table-cell>
          <table:table-cell table:formula="of:=ROUND([.F12]/4)*4" office:value-type="float" office:value="56" calcext:value-type="float">
            <text:p>56</text:p>
          </table:table-cell>
          <table:table-cell table:formula="of:=[.G12]/[.F12]*[.I12]" office:value-type="float" office:value="5.54515411926014" calcext:value-type="float">
            <text:p>5.54515411926014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2]*[.$A$1]" office:value-type="float" office:value="921.664178325744" calcext:value-type="float">
            <text:p>921.664178325744</text:p>
          </table:table-cell>
          <table:table-cell table:formula="of:=[.C12]*[.$A$2]" office:value-type="float" office:value="921.664178325744" calcext:value-type="float">
            <text:p>921.664178325744</text:p>
          </table:table-cell>
          <table:table-cell table:formula="of:=[.D12]+[.B12]" office:value-type="float" office:value="5168.25598050496" calcext:value-type="float">
            <text:p>5168.25598050496</text:p>
          </table:table-cell>
          <table:table-cell/>
          <table:table-cell table:formula="of:=44100/[.C13]" office:value-type="float" office:value="47.8482304477865" calcext:value-type="float">
            <text:p>47.8482304477865</text:p>
          </table:table-cell>
          <table:table-cell table:formula="of:=[.D13]/[.C13]" office:value-type="float" office:value="5.60752614894223" calcext:value-type="float">
            <text:p>5.60752614894223</text:p>
          </table:table-cell>
          <table:table-cell table:formula="of:=2" office:value-type="float" office:value="2" calcext:value-type="float">
            <text:p>2</text:p>
          </table:table-cell>
          <table:table-cell table:formula="of:=ROUND([.F13]/4)*4" office:value-type="float" office:value="48" calcext:value-type="float">
            <text:p>48</text:p>
          </table:table-cell>
          <table:table-cell table:formula="of:=[.G13]/[.F13]*[.I13]" office:value-type="float" office:value="5.62531263184214" calcext:value-type="float">
            <text:p>5.62531263184214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3]*[.$A$1]" office:value-type="float" office:value="1059.91380507461" calcext:value-type="float">
            <text:p>1059.91380507461</text:p>
          </table:table-cell>
          <table:table-cell table:formula="of:=[.C13]*[.$A$2]" office:value-type="float" office:value="1059.91380507461" calcext:value-type="float">
            <text:p>1059.91380507461</text:p>
          </table:table-cell>
          <table:table-cell table:formula="of:=[.D13]+[.B13]" office:value-type="float" office:value="6089.92015883071" calcext:value-type="float">
            <text:p>6089.92015883071</text:p>
          </table:table-cell>
          <table:table-cell/>
          <table:table-cell table:formula="of:=44100/[.C14]" office:value-type="float" office:value="41.6071569111187" calcext:value-type="float">
            <text:p>41.6071569111187</text:p>
          </table:table-cell>
          <table:table-cell table:formula="of:=[.D14]/[.C14]" office:value-type="float" office:value="5.74567491212368" calcext:value-type="float">
            <text:p>5.74567491212368</text:p>
          </table:table-cell>
          <table:table-cell table:formula="of:=2" office:value-type="float" office:value="2" calcext:value-type="float">
            <text:p>2</text:p>
          </table:table-cell>
          <table:table-cell table:formula="of:=ROUND([.F14]/4)*4" office:value-type="float" office:value="40" calcext:value-type="float">
            <text:p>40</text:p>
          </table:table-cell>
          <table:table-cell table:formula="of:=[.G14]/[.F14]*[.I14]" office:value-type="float" office:value="5.52373710551538" calcext:value-type="float">
            <text:p>5.52373710551538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4]*[.$A$1]" office:value-type="float" office:value="1218.9008758358" calcext:value-type="float">
            <text:p>1218.9008758358</text:p>
          </table:table-cell>
          <table:table-cell table:formula="of:=[.C14]*[.$A$2]" office:value-type="float" office:value="1218.9008758358" calcext:value-type="float">
            <text:p>1218.9008758358</text:p>
          </table:table-cell>
          <table:table-cell table:formula="of:=[.D14]+[.B14]" office:value-type="float" office:value="7149.83396390531" calcext:value-type="float">
            <text:p>7149.83396390531</text:p>
          </table:table-cell>
          <table:table-cell/>
          <table:table-cell table:formula="of:=44100/[.C15]" office:value-type="float" office:value="36.1801364444511" calcext:value-type="float">
            <text:p>36.1801364444511</text:p>
          </table:table-cell>
          <table:table-cell table:formula="of:=[.D15]/[.C15]" office:value-type="float" office:value="5.8658042714119" calcext:value-type="float">
            <text:p>5.8658042714119</text:p>
          </table:table-cell>
          <table:table-cell table:formula="of:=2" office:value-type="float" office:value="2" calcext:value-type="float">
            <text:p>2</text:p>
          </table:table-cell>
          <table:table-cell table:formula="of:=ROUND([.F15]/4)*4" office:value-type="float" office:value="36" calcext:value-type="float">
            <text:p>36</text:p>
          </table:table-cell>
          <table:table-cell table:formula="of:=[.G15]/[.F15]*[.I15]" office:value-type="float" office:value="5.83659915420842" calcext:value-type="float">
            <text:p>5.83659915420842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5]*[.$A$1]" office:value-type="float" office:value="1401.73600721116" calcext:value-type="float">
            <text:p>1401.73600721116</text:p>
          </table:table-cell>
          <table:table-cell table:formula="of:=[.C15]*[.$A$2]" office:value-type="float" office:value="1401.73600721116" calcext:value-type="float">
            <text:p>1401.73600721116</text:p>
          </table:table-cell>
          <table:table-cell table:formula="of:=[.D15]+[.B15]" office:value-type="float" office:value="8368.73483974111" calcext:value-type="float">
            <text:p>8368.73483974111</text:p>
          </table:table-cell>
          <table:table-cell/>
          <table:table-cell table:formula="of:=44100/[.C16]" office:value-type="float" office:value="31.4609882125662" calcext:value-type="float">
            <text:p>31.4609882125662</text:p>
          </table:table-cell>
          <table:table-cell table:formula="of:=[.D16]/[.C16]" office:value-type="float" office:value="5.97026458383643" calcext:value-type="float">
            <text:p>5.97026458383643</text:p>
          </table:table-cell>
          <table:table-cell table:formula="of:=2" office:value-type="float" office:value="2" calcext:value-type="float">
            <text:p>2</text:p>
          </table:table-cell>
          <table:table-cell table:formula="of:=ROUND([.F16]/4)*4" office:value-type="float" office:value="32" calcext:value-type="float">
            <text:p>32</text:p>
          </table:table-cell>
          <table:table-cell table:formula="of:=[.G16]/[.F16]*[.I16]" office:value-type="float" office:value="6.07255135763527" calcext:value-type="float">
            <text:p>6.07255135763527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6]*[.$A$1]" office:value-type="float" office:value="1611.99640829284" calcext:value-type="float">
            <text:p>1611.99640829284</text:p>
          </table:table-cell>
          <table:table-cell table:formula="of:=[.C16]*[.$A$2]" office:value-type="float" office:value="1611.99640829284" calcext:value-type="float">
            <text:p>1611.99640829284</text:p>
          </table:table-cell>
          <table:table-cell table:formula="of:=[.D16]+[.B16]" office:value-type="float" office:value="9770.47084695227" calcext:value-type="float">
            <text:p>9770.47084695227</text:p>
          </table:table-cell>
          <table:table-cell/>
          <table:table-cell table:formula="of:=44100/[.C17]" office:value-type="float" office:value="27.3573810544053" calcext:value-type="float">
            <text:p>27.3573810544053</text:p>
          </table:table-cell>
          <table:table-cell table:formula="of:=[.D17]/[.C17]" office:value-type="float" office:value="6.06109963811864" calcext:value-type="float">
            <text:p>6.06109963811864</text:p>
          </table:table-cell>
          <table:table-cell table:formula="of:=2" office:value-type="float" office:value="2" calcext:value-type="float">
            <text:p>2</text:p>
          </table:table-cell>
          <table:table-cell table:formula="of:=ROUND([.F17]/4)*4" office:value-type="float" office:value="28" calcext:value-type="float">
            <text:p>28</text:p>
          </table:table-cell>
          <table:table-cell table:formula="of:=[.G17]/[.F17]*[.I17]" office:value-type="float" office:value="6.20347355362049" calcext:value-type="float">
            <text:p>6.2034735536204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7]*[.$A$1]" office:value-type="float" office:value="1853.79586953677" calcext:value-type="float">
            <text:p>1853.79586953677</text:p>
          </table:table-cell>
          <table:table-cell table:formula="of:=[.C17]*[.$A$2]" office:value-type="float" office:value="1853.79586953677" calcext:value-type="float">
            <text:p>1853.79586953677</text:p>
          </table:table-cell>
          <table:table-cell table:formula="of:=[.D17]+[.B17]" office:value-type="float" office:value="11382.4672552451" calcext:value-type="float">
            <text:p>11382.4672552451</text:p>
          </table:table-cell>
          <table:table-cell/>
          <table:table-cell table:formula="of:=44100/[.C18]" office:value-type="float" office:value="23.7890270038307" calcext:value-type="float">
            <text:p>23.7890270038307</text:p>
          </table:table-cell>
          <table:table-cell table:formula="of:=[.D18]/[.C18]" office:value-type="float" office:value="6.14008664184229" calcext:value-type="float">
            <text:p>6.14008664184229</text:p>
          </table:table-cell>
          <table:table-cell table:formula="of:=2" office:value-type="float" office:value="2" calcext:value-type="float">
            <text:p>2</text:p>
          </table:table-cell>
          <table:table-cell table:formula="of:=ROUND([.F18]/4)*4" office:value-type="float" office:value="24" calcext:value-type="float">
            <text:p>24</text:p>
          </table:table-cell>
          <table:table-cell table:formula="of:=[.G18]/[.F18]*[.I18]" office:value-type="float" office:value="6.19454000285448" calcext:value-type="float">
            <text:p>6.19454000285448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8]*[.$A$1]" office:value-type="float" office:value="2131.86524996728" calcext:value-type="float">
            <text:p>2131.86524996728</text:p>
          </table:table-cell>
          <table:table-cell table:formula="of:=[.C18]*[.$A$2]" office:value-type="float" office:value="2131.86524996728" calcext:value-type="float">
            <text:p>2131.86524996728</text:p>
          </table:table-cell>
          <table:table-cell table:formula="of:=[.D18]+[.B18]" office:value-type="float" office:value="13236.2631247819" calcext:value-type="float">
            <text:p>13236.2631247819</text:p>
          </table:table-cell>
          <table:table-cell/>
          <table:table-cell table:formula="of:=44100/[.C19]" office:value-type="float" office:value="20.6861104381137" calcext:value-type="float">
            <text:p>20.6861104381137</text:p>
          </table:table-cell>
          <table:table-cell table:formula="of:=[.D19]/[.C19]" office:value-type="float" office:value="6.20877099290634" calcext:value-type="float">
            <text:p>6.20877099290634</text:p>
          </table:table-cell>
          <table:table-cell table:formula="of:=2" office:value-type="float" office:value="2" calcext:value-type="float">
            <text:p>2</text:p>
          </table:table-cell>
          <table:table-cell table:formula="of:=ROUND([.F19]/4)*4" office:value-type="float" office:value="20" calcext:value-type="float">
            <text:p>20</text:p>
          </table:table-cell>
          <table:table-cell table:formula="of:=[.G19]/[.F19]*[.I19]" office:value-type="float" office:value="6.00284041940221" calcext:value-type="float">
            <text:p>6.00284041940221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9]*[.$A$1]" office:value-type="float" office:value="2451.64503746237" calcext:value-type="float">
            <text:p>2451.64503746237</text:p>
          </table:table-cell>
          <table:table-cell table:formula="of:=[.C19]*[.$A$2]" office:value-type="float" office:value="2451.64503746237" calcext:value-type="float">
            <text:p>2451.64503746237</text:p>
          </table:table-cell>
          <table:table-cell table:formula="of:=[.D19]+[.B19]" office:value-type="float" office:value="15368.1283747492" calcext:value-type="float">
            <text:p>15368.1283747492</text:p>
          </table:table-cell>
          <table:table-cell/>
          <table:table-cell table:formula="of:=44100/[.C20]" office:value-type="float" office:value="17.9879221200989" calcext:value-type="float">
            <text:p>17.9879221200989</text:p>
          </table:table-cell>
          <table:table-cell table:formula="of:=[.D20]/[.C20]" office:value-type="float" office:value="6.26849651557073" calcext:value-type="float">
            <text:p>6.26849651557073</text:p>
          </table:table-cell>
          <table:table-cell table:formula="of:=2" office:value-type="float" office:value="2" calcext:value-type="float">
            <text:p>2</text:p>
          </table:table-cell>
          <table:table-cell table:formula="of:=ROUND([.F20]/4)*4" office:value-type="float" office:value="16" calcext:value-type="float">
            <text:p>16</text:p>
          </table:table-cell>
          <table:table-cell table:formula="of:=[.G20]/[.F20]*[.I20]" office:value-type="float" office:value="5.57573818585003" calcext:value-type="float">
            <text:p>5.57573818585003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0]*[.$A$1]" office:value-type="float" office:value="2819.39179308173" calcext:value-type="float">
            <text:p>2819.39179308173</text:p>
          </table:table-cell>
          <table:table-cell table:formula="of:=[.C20]*[.$A$2]" office:value-type="float" office:value="2819.39179308173" calcext:value-type="float">
            <text:p>2819.39179308173</text:p>
          </table:table-cell>
          <table:table-cell table:formula="of:=[.D20]+[.B20]" office:value-type="float" office:value="17819.7734122115" calcext:value-type="float">
            <text:p>17819.7734122115</text:p>
          </table:table-cell>
          <table:table-cell/>
          <table:table-cell table:formula="of:=44100/[.C21]" office:value-type="float" office:value="15.6416714087816" calcext:value-type="float">
            <text:p>15.6416714087816</text:p>
          </table:table-cell>
          <table:table-cell table:formula="of:=[.D21]/[.C21]" office:value-type="float" office:value="6.3204317526702" calcext:value-type="float">
            <text:p>6.3204317526702</text:p>
          </table:table-cell>
          <table:table-cell table:formula="of:=2" office:value-type="float" office:value="2" calcext:value-type="float">
            <text:p>2</text:p>
          </table:table-cell>
          <table:table-cell table:formula="of:=ROUND([.F21]/4)*4" office:value-type="float" office:value="16" calcext:value-type="float">
            <text:p>16</text:p>
          </table:table-cell>
          <table:table-cell table:formula="of:=[.G21]/[.F21]*[.I21]" office:value-type="float" office:value="6.46522391372754" calcext:value-type="float">
            <text:p>6.46522391372754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1]*[.$A$1]" office:value-type="float" office:value="3242.30056204399" calcext:value-type="float">
            <text:p>3242.30056204399</text:p>
          </table:table-cell>
          <table:table-cell table:formula="of:=[.C21]*[.$A$2]" office:value-type="float" office:value="3242.30056204399" calcext:value-type="float">
            <text:p>3242.30056204399</text:p>
          </table:table-cell>
          <table:table-cell table:formula="of:=[.D21]+[.B21]" office:value-type="float" office:value="20639.1652052933" calcext:value-type="float">
            <text:p>20639.1652052933</text:p>
          </table:table-cell>
          <table:table-cell/>
          <table:table-cell table:formula="of:=44100/[.C22]" office:value-type="float" office:value="13.6014533989405" calcext:value-type="float">
            <text:p>13.6014533989405</text:p>
          </table:table-cell>
          <table:table-cell table:formula="of:=[.D22]/[.C22]" office:value-type="float" office:value="6.36559282840887" calcext:value-type="float">
            <text:p>6.36559282840887</text:p>
          </table:table-cell>
          <table:table-cell table:formula="of:=2" office:value-type="float" office:value="2" calcext:value-type="float">
            <text:p>2</text:p>
          </table:table-cell>
          <table:table-cell table:formula="of:=ROUND([.F22]/4)*4" office:value-type="float" office:value="12" calcext:value-type="float">
            <text:p>12</text:p>
          </table:table-cell>
          <table:table-cell table:formula="of:=[.G22]/[.F22]*[.I22]" office:value-type="float" office:value="5.61609937559" calcext:value-type="float">
            <text:p>5.6160993755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2]*[.$A$1]" office:value-type="float" office:value="3728.64564635058" calcext:value-type="float">
            <text:p>3728.64564635058</text:p>
          </table:table-cell>
          <table:table-cell table:formula="of:=[.C22]*[.$A$2]" office:value-type="float" office:value="3728.64564635058" calcext:value-type="float">
            <text:p>3728.64564635058</text:p>
          </table:table-cell>
          <table:table-cell table:formula="of:=[.D22]+[.B22]" office:value-type="float" office:value="23881.4657673372" calcext:value-type="float">
            <text:p>23881.4657673372</text:p>
          </table:table-cell>
          <table:table-cell/>
          <table:table-cell table:formula="of:=44100/[.C23]" office:value-type="float" office:value="11.8273507816874" calcext:value-type="float">
            <text:p>11.8273507816874</text:p>
          </table:table-cell>
          <table:table-cell table:formula="of:=[.D23]/[.C23]" office:value-type="float" office:value="6.40486332905119" calcext:value-type="float">
            <text:p>6.40486332905119</text:p>
          </table:table-cell>
          <table:table-cell table:formula="of:=2" office:value-type="float" office:value="2" calcext:value-type="float">
            <text:p>2</text:p>
          </table:table-cell>
          <table:table-cell table:formula="of:=ROUND([.F23]/4)*4" office:value-type="float" office:value="12" calcext:value-type="float">
            <text:p>12</text:p>
          </table:table-cell>
          <table:table-cell table:formula="of:=[.G23]/[.F23]*[.I23]" office:value-type="float" office:value="6.4983580319285" calcext:value-type="float">
            <text:p>6.4983580319285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3]*[.$A$1]" office:value-type="float" office:value="4287.94249330317" calcext:value-type="float">
            <text:p>4287.94249330317</text:p>
          </table:table-cell>
          <table:table-cell table:formula="of:=[.C23]*[.$A$2]" office:value-type="float" office:value="4287.94249330317" calcext:value-type="float">
            <text:p>4287.94249330317</text:p>
          </table:table-cell>
          <table:table-cell table:formula="of:=[.D23]+[.B23]" office:value-type="float" office:value="27610.1114136878" calcext:value-type="float">
            <text:p>27610.1114136878</text:p>
          </table:table-cell>
          <table:table-cell/>
          <table:table-cell table:formula="of:=44100/[.C24]" office:value-type="float" office:value="10.2846528536412" calcext:value-type="float">
            <text:p>10.2846528536412</text:p>
          </table:table-cell>
          <table:table-cell table:formula="of:=[.D24]/[.C24]" office:value-type="float" office:value="6.4390115904793" calcext:value-type="float">
            <text:p>6.4390115904793</text:p>
          </table:table-cell>
          <table:table-cell table:formula="of:=2" office:value-type="float" office:value="2" calcext:value-type="float">
            <text:p>2</text:p>
          </table:table-cell>
          <table:table-cell table:formula="of:=ROUND([.F24]/4)*4" office:value-type="float" office:value="12" calcext:value-type="float">
            <text:p>12</text:p>
          </table:table-cell>
          <table:table-cell table:formula="of:=[.G24]/[.F24]*[.I24]" office:value-type="float" office:value="7.51295548671777" calcext:value-type="float">
            <text:p>7.51295548671777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4]*[.$A$1]" office:value-type="float" office:value="4931.13386729865" calcext:value-type="float">
            <text:p>4931.13386729865</text:p>
          </table:table-cell>
          <table:table-cell table:formula="of:=[.C24]*[.$A$2]" office:value-type="float" office:value="4931.13386729865" calcext:value-type="float">
            <text:p>4931.13386729865</text:p>
          </table:table-cell>
          <table:table-cell table:formula="of:=[.D24]+[.B24]" office:value-type="float" office:value="31898.053906991" calcext:value-type="float">
            <text:p>31898.053906991</text:p>
          </table:table-cell>
          <table:table-cell/>
          <table:table-cell table:formula="of:=44100/[.C25]" office:value-type="float" office:value="8.94317639447065" calcext:value-type="float">
            <text:p>8.94317639447065</text:p>
          </table:table-cell>
          <table:table-cell table:formula="of:=[.D25]/[.C25]" office:value-type="float" office:value="6.46870573085157" calcext:value-type="float">
            <text:p>6.46870573085157</text:p>
          </table:table-cell>
          <table:table-cell table:formula="of:=2" office:value-type="float" office:value="2" calcext:value-type="float">
            <text:p>2</text:p>
          </table:table-cell>
          <table:table-cell table:formula="of:=ROUND([.F25]/4)*4" office:value-type="float" office:value="8" calcext:value-type="float">
            <text:p>8</text:p>
          </table:table-cell>
          <table:table-cell table:formula="of:=[.G25]/[.F25]*[.I25]" office:value-type="float" office:value="5.78649503981696" calcext:value-type="float">
            <text:p>5.78649503981696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5]*[.$A$1]" office:value-type="float" office:value="5670.80394739344" calcext:value-type="float">
            <text:p>5670.80394739344</text:p>
          </table:table-cell>
          <table:table-cell table:formula="of:=[.C25]*[.$A$2]" office:value-type="float" office:value="5670.80394739344" calcext:value-type="float">
            <text:p>5670.80394739344</text:p>
          </table:table-cell>
          <table:table-cell table:formula="of:=[.D25]+[.B25]" office:value-type="float" office:value="36829.1877742896" calcext:value-type="float">
            <text:p>36829.1877742896</text:p>
          </table:table-cell>
          <table:table-cell/>
          <table:table-cell table:formula="of:=44100/[.C26]" office:value-type="float" office:value="7.77667512562665" calcext:value-type="float">
            <text:p>7.77667512562665</text:p>
          </table:table-cell>
          <table:table-cell table:formula="of:=[.D26]/[.C26]" office:value-type="float" office:value="6.49452672247962" calcext:value-type="float">
            <text:p>6.49452672247962</text:p>
          </table:table-cell>
          <table:table-cell table:formula="of:=2" office:value-type="float" office:value="2" calcext:value-type="float">
            <text:p>2</text:p>
          </table:table-cell>
          <table:table-cell table:formula="of:=ROUND([.F26]/4)*4" office:value-type="float" office:value="8" calcext:value-type="float">
            <text:p>8</text:p>
          </table:table-cell>
          <table:table-cell table:formula="of:=[.G26]/[.F26]*[.I26]" office:value-type="float" office:value="6.6810317957895" calcext:value-type="float">
            <text:p>6.6810317957895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6]*[.$A$1]" office:value-type="float" office:value="6521.42453950246" calcext:value-type="float">
            <text:p>6521.42453950246</text:p>
          </table:table-cell>
          <table:table-cell table:formula="of:=[.C26]*[.$A$2]" office:value-type="float" office:value="6521.42453950246" calcext:value-type="float">
            <text:p>6521.42453950246</text:p>
          </table:table-cell>
          <table:table-cell table:formula="of:=[.D26]+[.B26]" office:value-type="float" office:value="42499.9917216831" calcext:value-type="float">
            <text:p>42499.9917216831</text:p>
          </table:table-cell>
          <table:table-cell/>
          <table:table-cell table:formula="of:=44100/[.C27]" office:value-type="float" office:value="6.76232619619709" calcext:value-type="float">
            <text:p>6.76232619619709</text:p>
          </table:table-cell>
          <table:table-cell table:formula="of:=[.D27]/[.C27]" office:value-type="float" office:value="6.51697975867793" calcext:value-type="float">
            <text:p>6.51697975867793</text:p>
          </table:table-cell>
          <table:table-cell table:formula="of:=2" office:value-type="float" office:value="2" calcext:value-type="float">
            <text:p>2</text:p>
          </table:table-cell>
          <table:table-cell table:formula="of:=ROUND([.F27]/4)*4" office:value-type="float" office:value="8" calcext:value-type="float">
            <text:p>8</text:p>
          </table:table-cell>
          <table:table-cell table:formula="of:=[.G27]/[.F27]*[.I27]" office:value-type="float" office:value="7.70974906515793" calcext:value-type="float">
            <text:p>7.70974906515793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7]*[.$A$1]" office:value-type="float" office:value="7499.63822042783" calcext:value-type="float">
            <text:p>7499.63822042783</text:p>
          </table:table-cell>
          <table:table-cell table:formula="of:=[.C27]*[.$A$2]" office:value-type="float" office:value="7499.63822042783" calcext:value-type="float">
            <text:p>7499.63822042783</text:p>
          </table:table-cell>
          <table:table-cell table:formula="of:=[.D27]+[.B27]" office:value-type="float" office:value="49021.4162611855" calcext:value-type="float">
            <text:p>49021.4162611855</text:p>
          </table:table-cell>
          <table:table-cell/>
          <table:table-cell table:formula="of:=44100/[.C28]" office:value-type="float" office:value="5.88028364886703" calcext:value-type="float">
            <text:p>5.88028364886703</text:p>
          </table:table-cell>
          <table:table-cell table:formula="of:=[.D28]/[.C28]" office:value-type="float" office:value="6.53650413798081" calcext:value-type="float">
            <text:p>6.53650413798081</text:p>
          </table:table-cell>
          <table:table-cell table:formula="of:=2" office:value-type="float" office:value="2" calcext:value-type="float">
            <text:p>2</text:p>
          </table:table-cell>
          <table:table-cell table:formula="of:=ROUND([.F28]/4)*4" office:value-type="float" office:value="4" calcext:value-type="float">
            <text:p>4</text:p>
          </table:table-cell>
          <table:table-cell table:formula="of:=[.G28]/[.F28]*[.I28]" office:value-type="float" office:value="4.44638696246581" calcext:value-type="float">
            <text:p>4.44638696246581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8]*[.$A$1]" office:value-type="float" office:value="8624.583953492" calcext:value-type="float">
            <text:p>8624.583953492</text:p>
          </table:table-cell>
          <table:table-cell table:formula="of:=[.C28]*[.$A$2]" office:value-type="float" office:value="8624.583953492" calcext:value-type="float">
            <text:p>8624.583953492</text:p>
          </table:table-cell>
          <table:table-cell table:formula="of:=[.D28]+[.B28]" office:value-type="float" office:value="56521.0544816134" calcext:value-type="float">
            <text:p>56521.0544816134</text:p>
          </table:table-cell>
          <table:table-cell/>
          <table:table-cell table:formula="of:=44100/[.C29]" office:value-type="float" office:value="5.11329012944959" calcext:value-type="float">
            <text:p>5.11329012944959</text:p>
          </table:table-cell>
          <table:table-cell table:formula="of:=[.D29]/[.C29]" office:value-type="float" office:value="6.55348185911375" calcext:value-type="float">
            <text:p>6.55348185911375</text:p>
          </table:table-cell>
          <table:table-cell table:formula="of:=2" office:value-type="float" office:value="2" calcext:value-type="float">
            <text:p>2</text:p>
          </table:table-cell>
          <table:table-cell table:formula="of:=ROUND([.F29]/4)*4" office:value-type="float" office:value="4" calcext:value-type="float">
            <text:p>4</text:p>
          </table:table-cell>
          <table:table-cell table:formula="of:=[.G29]/[.F29]*[.I29]" office:value-type="float" office:value="5.12662625683568" calcext:value-type="float">
            <text:p>5.12662625683568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9]*[.$A$1]" office:value-type="float" office:value="9918.2715465158" calcext:value-type="float">
            <text:p>9918.2715465158</text:p>
          </table:table-cell>
          <table:table-cell table:formula="of:=[.C29]*[.$A$2]" office:value-type="float" office:value="9918.2715465158" calcext:value-type="float">
            <text:p>9918.2715465158</text:p>
          </table:table-cell>
          <table:table-cell table:formula="of:=[.D29]+[.B29]" office:value-type="float" office:value="65145.6384351054" calcext:value-type="float">
            <text:p>65145.6384351054</text:p>
          </table:table-cell>
          <table:table-cell/>
          <table:table-cell table:formula="of:=44100/[.C30]" office:value-type="float" office:value="4.44633924299965" calcext:value-type="float">
            <text:p>4.44633924299965</text:p>
          </table:table-cell>
          <table:table-cell table:formula="of:=[.D30]/[.C30]" office:value-type="float" office:value="6.56824509488152" calcext:value-type="float">
            <text:p>6.56824509488152</text:p>
          </table:table-cell>
          <table:table-cell table:formula="of:=2" office:value-type="float" office:value="2" calcext:value-type="float">
            <text:p>2</text:p>
          </table:table-cell>
          <table:table-cell table:formula="of:=ROUND([.F30]/4)*4" office:value-type="float" office:value="4" calcext:value-type="float">
            <text:p>4</text:p>
          </table:table-cell>
          <table:table-cell table:formula="of:=[.G30]/[.F30]*[.I30]" office:value-type="float" office:value="5.90890144536103" calcext:value-type="float">
            <text:p>5.90890144536103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30]*[.$A$1]" office:value-type="float" office:value="11406.0122784932" calcext:value-type="float">
            <text:p>11406.0122784932</text:p>
          </table:table-cell>
          <table:table-cell table:formula="of:=[.C30]*[.$A$2]" office:value-type="float" office:value="11406.0122784932" calcext:value-type="float">
            <text:p>11406.0122784932</text:p>
          </table:table-cell>
          <table:table-cell table:formula="of:=[.D30]+[.B30]" office:value-type="float" office:value="75063.9099816212" calcext:value-type="float">
            <text:p>75063.9099816212</text:p>
          </table:table-cell>
          <table:table-cell/>
          <table:table-cell table:formula="of:=44100/[.C31]" office:value-type="float" office:value="3.86638195043448" calcext:value-type="float">
            <text:p>3.86638195043448</text:p>
          </table:table-cell>
          <table:table-cell table:formula="of:=[.D31]/[.C31]" office:value-type="float" office:value="6.58108269120132" calcext:value-type="float">
            <text:p>6.58108269120132</text:p>
          </table:table-cell>
          <table:table-cell table:formula="of:=2" office:value-type="float" office:value="2" calcext:value-type="float">
            <text:p>2</text:p>
          </table:table-cell>
          <table:table-cell table:formula="of:=ROUND([.F31]/4)*4" office:value-type="float" office:value="4" calcext:value-type="float">
            <text:p>4</text:p>
          </table:table-cell>
          <table:table-cell table:formula="of:=[.G31]/[.F31]*[.I31]" office:value-type="float" office:value="6.80851791216518" calcext:value-type="float">
            <text:p>6.80851791216518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31]*[.$A$1]" office:value-type="float" office:value="13116.9141202671" calcext:value-type="float">
            <text:p>13116.9141202671</text:p>
          </table:table-cell>
          <table:table-cell table:formula="of:=[.C31]*[.$A$2]" office:value-type="float" office:value="13116.9141202671" calcext:value-type="float">
            <text:p>13116.9141202671</text:p>
          </table:table-cell>
          <table:table-cell table:formula="of:=[.D31]+[.B31]" office:value-type="float" office:value="86469.9222601143" calcext:value-type="float">
            <text:p>86469.9222601143</text:p>
          </table:table-cell>
          <table:table-cell/>
          <table:table-cell table:formula="of:=44100/[.C32]" office:value-type="float" office:value="3.36207126124737" calcext:value-type="float">
            <text:p>3.36207126124737</text:p>
          </table:table-cell>
          <table:table-cell table:formula="of:=[.D32]/[.C32]" office:value-type="float" office:value="6.59224581843593" calcext:value-type="float">
            <text:p>6.59224581843593</text:p>
          </table:table-cell>
          <table:table-cell table:formula="of:=2" office:value-type="float" office:value="2" calcext:value-type="float">
            <text:p>2</text:p>
          </table:table-cell>
          <table:table-cell table:formula="of:=ROUND([.F32]/4)*4" office:value-type="float" office:value="4" calcext:value-type="float">
            <text:p>4</text:p>
          </table:table-cell>
          <table:table-cell table:formula="of:=[.G32]/[.F32]*[.I32]" office:value-type="float" office:value="7.84307684898996" calcext:value-type="float">
            <text:p>7.84307684898996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32]*[.$A$1]" office:value-type="float" office:value="15084.4512383072" calcext:value-type="float">
            <text:p>15084.4512383072</text:p>
          </table:table-cell>
          <table:table-cell table:formula="of:=[.C32]*[.$A$2]" office:value-type="float" office:value="15084.4512383072" calcext:value-type="float">
            <text:p>15084.4512383072</text:p>
          </table:table-cell>
          <table:table-cell table:formula="of:=[.D32]+[.B32]" office:value-type="float" office:value="99586.8363803815" calcext:value-type="float">
            <text:p>99586.8363803815</text:p>
          </table:table-cell>
          <table:table-cell/>
          <table:table-cell table:formula="of:=44100/[.C33]" office:value-type="float" office:value="2.92354022717163" calcext:value-type="float">
            <text:p>2.92354022717163</text:p>
          </table:table-cell>
          <table:table-cell table:formula="of:=[.D33]/[.C33]" office:value-type="float" office:value="6.60195288559647" calcext:value-type="float">
            <text:p>6.60195288559647</text:p>
          </table:table-cell>
          <table:table-cell table:formula="of:=2" office:value-type="float" office:value="2" calcext:value-type="float">
            <text:p>2</text:p>
          </table:table-cell>
          <table:table-cell table:formula="of:=ROUND([.F33]/4)*4" office:value-type="float" office:value="4" calcext:value-type="float">
            <text:p>4</text:p>
          </table:table-cell>
          <table:table-cell table:formula="of:=[.G33]/[.F33]*[.I33]" office:value-type="float" office:value="9.03281962633846" calcext:value-type="float">
            <text:p>9.03281962633846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33]*[.$A$1]" office:value-type="float" office:value="17347.1189240533" calcext:value-type="float">
            <text:p>17347.1189240533</text:p>
          </table:table-cell>
          <table:table-cell table:formula="of:=[.C33]*[.$A$2]" office:value-type="float" office:value="17347.1189240533" calcext:value-type="float">
            <text:p>17347.1189240533</text:p>
          </table:table-cell>
          <table:table-cell table:formula="of:=[.D33]+[.B33]" office:value-type="float" office:value="114671.287618689" calcext:value-type="float">
            <text:p>114671.287618689</text:p>
          </table:table-cell>
          <table:table-cell/>
          <table:table-cell table:formula="of:=44100/[.C34]" office:value-type="float" office:value="2.54220889319272" calcext:value-type="float">
            <text:p>2.54220889319272</text:p>
          </table:table-cell>
          <table:table-cell table:formula="of:=[.D34]/[.C34]" office:value-type="float" office:value="6.61039381356214" calcext:value-type="float">
            <text:p>6.61039381356214</text:p>
          </table:table-cell>
          <table:table-cell table:formula="of:=2" office:value-type="float" office:value="2" calcext:value-type="float">
            <text:p>2</text:p>
          </table:table-cell>
          <table:table-cell table:formula="of:=ROUND([.F34]/4)*4" office:value-type="float" office:value="4" calcext:value-type="float">
            <text:p>4</text:p>
          </table:table-cell>
          <table:table-cell table:formula="of:=[.G34]/[.F34]*[.I34]" office:value-type="float" office:value="10.4010238202892" calcext:value-type="float">
            <text:p>10.4010238202892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34]*[.$A$1]" office:value-type="float" office:value="19949.1867626613" calcext:value-type="float">
            <text:p>19949.1867626613</text:p>
          </table:table-cell>
          <table:table-cell table:formula="of:=[.C34]*[.$A$2]" office:value-type="float" office:value="19949.1867626613" calcext:value-type="float">
            <text:p>19949.1867626613</text:p>
          </table:table-cell>
          <table:table-cell table:formula="of:=[.D34]+[.B34]" office:value-type="float" office:value="132018.406542742" calcext:value-type="float">
            <text:p>132018.406542742</text:p>
          </table:table-cell>
          <table:table-cell/>
          <table:table-cell table:formula="of:=44100/[.C35]" office:value-type="float" office:value="2.21061642886323" calcext:value-type="float">
            <text:p>2.21061642886323</text:p>
          </table:table-cell>
          <table:table-cell table:formula="of:=[.D35]/[.C35]" office:value-type="float" office:value="6.6177337509236" calcext:value-type="float">
            <text:p>6.6177337509236</text:p>
          </table:table-cell>
          <table:table-cell table:formula="of:=2" office:value-type="float" office:value="2" calcext:value-type="float">
            <text:p>2</text:p>
          </table:table-cell>
          <table:table-cell table:formula="of:=ROUND([.F35]/4)*4" office:value-type="float" office:value="4" calcext:value-type="float">
            <text:p>4</text:p>
          </table:table-cell>
          <table:table-cell table:formula="of:=[.G35]/[.F35]*[.I35]" office:value-type="float" office:value="11.9744586433326" calcext:value-type="float">
            <text:p>11.9744586433326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35]*[.$A$1]" office:value-type="float" office:value="22941.5647770605" calcext:value-type="float">
            <text:p>22941.5647770605</text:p>
          </table:table-cell>
          <table:table-cell table:formula="of:=[.C35]*[.$A$2]" office:value-type="float" office:value="22941.5647770605" calcext:value-type="float">
            <text:p>22941.5647770605</text:p>
          </table:table-cell>
          <table:table-cell table:formula="of:=[.D35]+[.B35]" office:value-type="float" office:value="151967.593305403" calcext:value-type="float">
            <text:p>151967.593305403</text:p>
          </table:table-cell>
          <table:table-cell/>
          <table:table-cell table:formula="of:=44100/[.C36]" office:value-type="float" office:value="1.92227515553325" calcext:value-type="float">
            <text:p>1.92227515553325</text:p>
          </table:table-cell>
          <table:table-cell table:formula="of:=[.D36]/[.C36]" office:value-type="float" office:value="6.62411630515096" calcext:value-type="float">
            <text:p>6.62411630515096</text:p>
          </table:table-cell>
          <table:table-cell table:formula="of:=2" office:value-type="float" office:value="2" calcext:value-type="float">
            <text:p>2</text:p>
          </table:table-cell>
          <table:table-cell table:formula="of:=ROUND([.F36]/4)*4" office:value-type="float" office:value="0" calcext:value-type="float">
            <text:p>0</text:p>
          </table:table-cell>
          <table:table-cell table:formula="of:=[.G36]/[.F36]*[.I36]" office:value-type="float" office:value="0" calcext:value-type="float">
            <text:p>0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36]*[.$A$1]" office:value-type="float" office:value="26382.7994936195" calcext:value-type="float">
            <text:p>26382.7994936195</text:p>
          </table:table-cell>
          <table:table-cell table:formula="of:=[.C36]*[.$A$2]" office:value-type="float" office:value="26382.7994936195" calcext:value-type="float">
            <text:p>26382.7994936195</text:p>
          </table:table-cell>
          <table:table-cell table:formula="of:=[.D36]+[.B36]" office:value-type="float" office:value="174909.158082464" calcext:value-type="float">
            <text:p>174909.158082464</text:p>
          </table:table-cell>
          <table:table-cell/>
          <table:table-cell table:formula="of:=44100/[.C37]" office:value-type="float" office:value="1.67154361350717" calcext:value-type="float">
            <text:p>1.67154361350717</text:p>
          </table:table-cell>
          <table:table-cell table:formula="of:=[.D37]/[.C37]" office:value-type="float" office:value="6.62966635230518" calcext:value-type="float">
            <text:p>6.62966635230518</text:p>
          </table:table-cell>
          <table:table-cell table:formula="of:=2" office:value-type="float" office:value="2" calcext:value-type="float">
            <text:p>2</text:p>
          </table:table-cell>
          <table:table-cell table:formula="of:=ROUND([.F37]/4)*4" office:value-type="float" office:value="0" calcext:value-type="float">
            <text:p>0</text:p>
          </table:table-cell>
          <table:table-cell table:formula="of:=[.G37]/[.F37]*[.I37]" office:value-type="float" office:value="0" calcext:value-type="float">
            <text:p>0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37]*[.$A$1]" office:value-type="float" office:value="30340.2194176625" calcext:value-type="float">
            <text:p>30340.2194176625</text:p>
          </table:table-cell>
          <table:table-cell table:formula="of:=[.C37]*[.$A$2]" office:value-type="float" office:value="30340.2194176625" calcext:value-type="float">
            <text:p>30340.2194176625</text:p>
          </table:table-cell>
          <table:table-cell table:formula="of:=[.D37]+[.B37]" office:value-type="float" office:value="201291.957576083" calcext:value-type="float">
            <text:p>201291.957576083</text:p>
          </table:table-cell>
          <table:table-cell/>
          <table:table-cell table:formula="of:=44100/[.C38]" office:value-type="float" office:value="1.45351618565841" calcext:value-type="float">
            <text:p>1.45351618565841</text:p>
          </table:table-cell>
          <table:table-cell table:formula="of:=[.D38]/[.C38]" office:value-type="float" office:value="6.63449248026538" calcext:value-type="float">
            <text:p>6.63449248026538</text:p>
          </table:table-cell>
          <table:table-cell table:formula="of:=2" office:value-type="float" office:value="2" calcext:value-type="float">
            <text:p>2</text:p>
          </table:table-cell>
          <table:table-cell table:formula="of:=ROUND([.F38]/4)*4" office:value-type="float" office:value="0" calcext:value-type="float">
            <text:p>0</text:p>
          </table:table-cell>
          <table:table-cell table:formula="of:=[.G38]/[.F38]*[.I38]" office:value-type="float" office:value="0" calcext:value-type="float">
            <text:p>0</text:p>
          </table:table-cell>
          <table:table-cell table:formula="of:=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1:37:43.863632866</meta:creation-date>
    <dc:date>2023-04-16T16:14:00.666354857</dc:date>
    <meta:editing-duration>PT11H16M15S</meta:editing-duration>
    <meta:editing-cycles>6</meta:editing-cycles>
    <meta:generator>LibreOffice/7.3.7.2$Linux_X86_64 LibreOffice_project/30$Build-2</meta:generator>
    <meta:document-statistic meta:table-count="1" meta:cell-count="346" meta:object-count="0"/>
  </office:meta>
</office:document-meta>
</file>